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8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ext">
      <style:table-cell-properties fo:background-color="#333333" style:text-align-source="fix" style:repeat-content="false" fo:border="0.06pt solid #000000"/>
      <style:paragraph-properties fo:text-align="end" fo:margin-left="0cm"/>
      <style:text-properties fo:color="#eeeeee"/>
    </style:style>
    <style:style style:name="ce2" style:family="table-cell" style:parent-style-name="Tex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eeeeee"/>
    </style:style>
    <style:style style:name="ce14" style:family="table-cell" style:parent-style-name="Text">
      <style:table-cell-properties fo:background-color="#333333" style:text-align-source="fix" style:repeat-content="false" fo:border="0.06pt solid #000000" fo:padding-bottom="0.035cm" fo:padding-left="0.035cm" fo:padding-right="0.3cm" fo:padding-top="0.035cm"/>
      <style:paragraph-properties fo:text-align="end" fo:margin-left="0cm"/>
      <style:text-properties fo:color="#eeeeee"/>
    </style:style>
    <style:style style:name="ce15" style:family="table-cell" style:parent-style-name="Tex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111111"/>
    </style:style>
    <style:style style:name="ce16" style:family="table-cell" style:parent-style-name="Tex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111111"/>
    </style:style>
    <style:style style:name="ce17" style:family="table-cell" style:parent-style-name="Tex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111111"/>
    </style:style>
    <style:style style:name="ce18" style:family="table-cell" style:parent-style-name="Text">
      <style:table-cell-properties fo:background-color="#e16173" style:text-align-source="fix" style:repeat-content="false" fo:border="0.06pt solid #000000"/>
      <style:paragraph-properties fo:text-align="center" fo:margin-left="0cm"/>
      <style:text-properties fo:color="#111111"/>
    </style:style>
    <style:style style:name="ce19" style:family="table-cell" style:parent-style-name="Text">
      <style:table-cell-properties fo:background-color="#8d1d75" style:text-align-source="fix" style:repeat-content="false" fo:border="0.06pt solid #000000"/>
      <style:paragraph-properties fo:text-align="center" fo:margin-left="0cm"/>
      <style:text-properties fo:color="#eeeeee"/>
    </style:style>
    <style:style style:name="ce2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60" style:family="table-cell" style:parent-style-name="Text">
      <style:table-cell-properties fo:background-color="#333333" style:text-align-source="fix" style:repeat-content="false" fo:wrap-option="no-wrap" fo:border="0.06pt solid #000000"/>
      <style:paragraph-properties fo:text-align="center" fo:margin-left="0cm"/>
      <style:text-properties fo:color="#eeeeee"/>
    </style:style>
    <style:style style:name="ce61" style:family="table-cell" style:parent-style-name="Tex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Tex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000000"/>
    </style:style>
    <style:style style:name="ce63" style:family="table-cell" style:parent-style-name="Tex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64" style:family="table-cell" style:parent-style-name="Text">
      <style:table-cell-properties fo:background-color="#e16173" style:text-align-source="fix" style:repeat-content="false" fo:border="0.06pt solid #000000"/>
      <style:paragraph-properties fo:text-align="center" fo:margin-left="0cm"/>
      <style:text-properties fo:color="#000000"/>
    </style:style>
    <style:style style:name="ce65" style:family="table-cell" style:parent-style-name="Text" style:data-style-name="N0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000000"/>
    </style:style>
    <style:style style:name="ce66" style:family="table-cell" style:parent-style-name="Text" style:data-style-name="N0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eeeeee"/>
    </style:style>
    <style:style style:name="ce67" style:family="table-cell" style:parent-style-name="Text" style:data-style-name="N0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Tex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Text">
      <style:table-cell-properties fo:background-color="#333333" fo:wrap-option="no-wrap" fo:border="0.06pt solid #000000"/>
      <style:text-properties fo:color="#eeeeee"/>
    </style:style>
    <style:style style:name="ce3" style:family="table-cell" style:parent-style-name="Text">
      <style:table-cell-properties fo:background-color="#333333" fo:border="0.06pt solid #000000"/>
      <style:text-properties fo:color="#eeeeee"/>
    </style:style>
    <style:style style:name="ce12" style:family="table-cell" style:parent-style-name="Default">
      <style:table-cell-properties fo:background-color="#333333" fo:wrap-option="no-wrap" fo:border="0.06pt solid #000000"/>
    </style:style>
    <style:style style:name="ce74" style:family="table-cell" style:parent-style-name="Text" style:data-style-name="N0">
      <style:table-cell-properties fo:background-color="#000000" fo:wrap-option="no-wrap" fo:border="0.06pt solid #000000"/>
      <style:text-properties fo:color="#eeeeee"/>
    </style:style>
    <style:style style:name="ce10" style:family="table-cell" style:parent-style-name="Default">
      <style:table-cell-properties fo:background-color="#333333" fo:border="0.06pt solid #000000"/>
    </style:style>
    <style:style style:name="ce9" style:family="table-cell" style:parent-style-name="Text" style:data-style-name="N0">
      <style:table-cell-properties fo:background-color="#333333" fo:border="0.06pt solid #000000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visibility="collapse" table:number-columns-repeated="4" table:default-cell-style-name="ce2"/>
        <table:table-column table:style-name="co2" table:visibility="collapse" table:default-cell-style-name="ce2"/>
        <table:table-column table:style-name="co1" table:visibility="collapse" table:default-cell-style-name="ce2"/>
        <table:table-column table:style-name="co1" table:number-columns-repeated="5" table:default-cell-style-name="ce2"/>
        <table:table-column table:style-name="co1" table:visibility="collapse" table:number-columns-repeated="7" table:default-cell-style-name="ce2"/>
        <table:table-column table:style-name="co1" table:default-cell-style-name="ce2"/>
        <table:table-column table:style-name="co3" table:default-cell-style-name="ce2"/>
        <table:table-column table:style-name="co4" table:visibility="collapse" table:default-cell-style-name="ce11"/>
        <table:table-column table:style-name="co5" table:visibility="collapse" table:default-cell-style-name="ce3"/>
        <table:table-column table:style-name="co1" table:number-columns-repeated="34" table:default-cell-style-name="ce3"/>
        <table:table-row table:style-name="ro1">
          <table:table-cell office:value-type="string" calcext:value-type="string">
            <text:p>Ghost wave enemi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rt X</text:p>
          </table:table-cell>
          <table:table-cell table:number-columns-repeated="4"/>
          <table:table-cell office:value-type="string" calcext:value-type="string">
            <text:p>Position code</text:p>
          </table:table-cell>
          <table:table-cell table:number-columns-repeated="4"/>
          <table:table-cell office:value-type="string" calcext:value-type="string">
            <text:p>Selected X</text:p>
          </table:table-cell>
          <table:table-cell office:value-type="string" calcext:value-type="string">
            <text:p>Dest X / veer</text:p>
          </table:table-cell>
          <table:table-cell office:value-type="string" calcext:value-type="string">
            <text:p>Clockwise &lt;</text:p>
          </table:table-cell>
          <table:table-cell/>
          <table:table-cell office:value-type="string" calcext:value-type="string">
            <text:p>&gt; Anticlockwise</text:p>
          </table:table-cell>
          <table:table-cell/>
          <table:table-cell office:value-type="string" calcext:value-type="string">
            <text:p>Position code</text:p>
          </table:table-cell>
          <table:table-cell table:number-columns-repeated="5"/>
          <table:table-cell office:value-type="string" calcext:value-type="string">
            <text:p>Selected X</text:p>
          </table:table-cell>
          <table:table-cell office:value-type="string" calcext:value-type="string">
            <text:p>Dest Y</text:p>
          </table:table-cell>
          <table:table-cell office:value-type="string" calcext:value-type="string">
            <text:p>Count</text:p>
          </table:table-cell>
          <table:table-cell table:style-name="ce3"/>
          <table:table-cell table:style-name="ce12" office:value-type="string" calcext:value-type="string">
            <text:p>Script</text:p>
          </table:table-cell>
          <table:table-cell office:value-type="string" calcext:value-type="string">
            <text:p>Complete script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style-name="ce3"/>
          <table:table-cell table:style-name="ce12"/>
          <table:table-cell table:style-name="ce74" table:formula="of:=&quot;scheduleraw = &quot;&quot;&quot; &amp;COM.MICROSOFT.CONCAT([.AD12:.AD1000])&amp;&quot;&quot;&quot;&quot;" office:value-type="string" office:string-value="scheduleraw = &quot;1,1,0,6,-10,50,0,0|2,1,0,6,-10,20,0.9,-0.002|4,1,0,4,64,-10,0.75,-0.002|5,1,0,4,64,-10,0.75,0.002|6,1,0,6,138,50,0.5,0|7,1,300,6,138,20,0.60,0.002|9,1,0,6,-10,20,0.9,0.001|9.5,1,0,6,138,20,0.60,-0.001|11,1,0,6,-10,20,0.9,0|11.5,1,0,6,138,20,0.60,0|12,1,0,6,-10,50,0,0.002|12.5,1,300,6,138,50,0.5,-0.002|15,1,0,6,64,-10,0.75,0.002|15.5,3,0,20,42,30,4|16,1,0,6,138,20,0.60,0|17,1,0,6,138,50,0.5,-0.001|19,1,0,6,64,-10,0.75,-0.002|19.5,3,300,64,86,30,4|20,1,0,6,-10,20,0.9,0|21,1,0,6,-10,50,0,0.001|23,1,0,6,138,50,0.5,-0.001|24,1,0,6,64,-10,0.75,0.002|25,3,300,20,42,50,4|28,1,0,10,138,50,0.5,-0.001|29,1,0,10,-10,50,0,0.001|30,1,300,4,-10,20,0.9,0|31,1,0,10,138,50,0.5,0.001|32,1,0,10,-10,50,0,-0.001|30,1,300,4,138,20,0.60,0.002|33,3,0,86,64,50,5|35,3,0,42,42,30,4|38,3,300,108,86,30,4|38,1,0,8,138,50,0.5,0|39,1,0,6,-10,20,0.9,0.002|41,1,0,6,-10,50,0,-0.002|44,2,0,64,4|47,2,0,20,5|50,2,300,108,4|51,2,0,42,5|&quot;" calcext:value-type="string">
            <text:p>scheduleraw = "1,1,0,6,-10,50,0,0|2,1,0,6,-10,20,0.9,-0.002|4,1,0,4,64,-10,0.75,-0.002|5,1,0,4,64,-10,0.75,0.002|6,1,0,6,138,50,0.5,0|7,1,300,6,138,20,0.60,0.002|9,1,0,6,-10,20,0.9,0.001|9.5,1,0,6,138,20,0.60,-0.001|11,1,0,6,-10,20,0.9,0|11.5,1,0,6,138,20,0.60,0|12,1,0,6,-10,50,0,0.002|12.5,1,300,6,138,50,0.5,-0.002|15,1,0,6,64,-10,0.75,0.002|15.5,3,0,20,42,30,4|16,1,0,6,138,20,0.60,0|17,1,0,6,138,50,0.5,-0.001|19,1,0,6,64,-10,0.75,-0.002|19.5,3,300,64,86,30,4|20,1,0,6,-10,20,0.9,0|21,1,0,6,-10,50,0,0.001|23,1,0,6,138,50,0.5,-0.001|24,1,0,6,64,-10,0.75,0.002|25,3,300,20,42,50,4|28,1,0,10,138,50,0.5,-0.001|29,1,0,10,-10,50,0,0.001|30,1,300,4,-10,20,0.9,0|31,1,0,10,138,50,0.5,0.001|32,1,0,10,-10,50,0,-0.001|30,1,300,4,138,20,0.60,0.002|33,3,0,86,64,50,5|35,3,0,42,42,30,4|38,3,300,108,86,30,4|38,1,0,8,138,50,0.5,0|39,1,0,6,-10,20,0.9,0.002|41,1,0,6,-10,50,0,-0.002|44,2,0,64,4|47,2,0,20,5|50,2,300,108,4|51,2,0,42,5|"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60" office:value-type="string" calcext:value-type="string">
            <text:p>-10,50,0</text:p>
          </table:table-cell>
          <table:table-cell table:style-name="ce60" office:value-type="string" calcext:value-type="string">
            <text:p>-10,20,0.9</text:p>
          </table:table-cell>
          <table:table-cell office:value-type="string" calcext:value-type="string">
            <text:p>64,-10,0.75</text:p>
          </table:table-cell>
          <table:table-cell table:style-name="ce60" office:value-type="string" calcext:value-type="string">
            <text:p>138,20,0.60</text:p>
          </table:table-cell>
          <table:table-cell table:style-name="ce60" office:value-type="string" calcext:value-type="string">
            <text:p>138,50,0.5</text:p>
          </table:table-cell>
          <table:table-cell table:number-columns-repeated="6"/>
          <table:table-cell table:style-name="ce68" office:value-type="float" office:value="-0.002" calcext:value-type="float">
            <text:p>-0.002</text:p>
          </table:table-cell>
          <table:table-cell table:style-name="ce68" office:value-type="float" office:value="-0.001" calcext:value-type="float">
            <text:p>-0.001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01" calcext:value-type="float">
            <text:p>0.001</text:p>
          </table:table-cell>
          <table:table-cell table:style-name="ce68" office:value-type="float" office:value="0.002" calcext:value-type="float">
            <text:p>0.002</text:p>
          </table:table-cell>
          <table:table-cell table:number-columns-repeated="9"/>
          <table:table-cell table:style-name="ce3"/>
          <table:table-cell table:style-name="ce12"/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6])); [.D$5]; IF(NOT(ISBLANK([.E6])); [.E$5]; IF (NOT(ISBLANK([.F6])); [.F$5]; IF(NOT(ISBLANK([.G6])); [.G$5]; [.H$5]))))" office:value-type="string" office:string-value="64,-10,0.75" calcext:value-type="string">
            <text:p>64,-10,0.75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6])); [.O$5]; IF(NOT(ISBLANK([.P6])); [.P$5]; IF (NOT(ISBLANK([.Q6])); [.Q$5]; IF(NOT(ISBLANK([.R6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]&amp;&quot;,&quot;&amp;[.B6]&amp;&quot;,&quot;&amp;[.C6]&amp;&quot;,&quot;&amp;[.AB6]&amp;&quot;,&quot;&amp;[.N6]&amp;&quot;,&quot;&amp;[.Z6]&amp;&quot;|&quot;" office:value-type="string" office:string-value="0,1,0,6,64,-10,0.75,0|" calcext:value-type="string">
            <text:p>0,1,0,6,64,-10,0.75,0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7]); ;[.D$4])" office:value-type="float" office:value="0" calcext:value-type="float">
            <text:p>0</text:p>
          </table:table-cell>
          <table:table-cell table:formula="of:=IF(ISBLANK([.E7]); ;[.E$4])" office:value-type="float" office:value="0" calcext:value-type="float">
            <text:p>0</text:p>
          </table:table-cell>
          <table:table-cell table:formula="of:=IF(ISBLANK([.F7]); ;[.F$4])" office:value-type="float" office:value="64" calcext:value-type="float">
            <text:p>64</text:p>
          </table:table-cell>
          <table:table-cell table:formula="of:=IF(ISBLANK([.G7]); ;[.G$4])" office:value-type="float" office:value="0" calcext:value-type="float">
            <text:p>0</text:p>
          </table:table-cell>
          <table:table-cell table:formula="of:=IF(ISBLANK([.H7]); ;[.H$4])" office:value-type="float" office:value="0" calcext:value-type="float">
            <text:p>0</text:p>
          </table:table-cell>
          <table:table-cell table:style-name="ce66" table:formula="of:=MAX([.I7:.M7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7]); ;[.N$4])" office:value-type="float" office:value="0" calcext:value-type="float">
            <text:p>0</text:p>
          </table:table-cell>
          <table:table-cell table:formula="of:=IF(ISBLANK([.O7]); ;[.O$4])" office:value-type="float" office:value="0" calcext:value-type="float">
            <text:p>0</text:p>
          </table:table-cell>
          <table:table-cell table:formula="of:=IF(ISBLANK([.P7]); ;[.P$4])" office:value-type="float" office:value="0" calcext:value-type="float">
            <text:p>0</text:p>
          </table:table-cell>
          <table:table-cell table:formula="of:=IF(ISBLANK([.Q7]); ;[.Q$4])" office:value-type="float" office:value="0" calcext:value-type="float">
            <text:p>0</text:p>
          </table:table-cell>
          <table:table-cell table:formula="of:=IF(ISBLANK([.R7]); ;[.R$4])" office:value-type="float" office:value="0" calcext:value-type="float">
            <text:p>0</text:p>
          </table:table-cell>
          <table:table-cell table:formula="of:=IF(ISBLANK([.S7]); ;[.S$4])" office:value-type="float" office:value="0" calcext:value-type="float">
            <text:p>0</text:p>
          </table:table-cell>
          <table:table-cell table:style-name="ce66" table:formula="of:=MAX([.T7:.Y7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7]&amp;&quot;,&quot;&amp;[.B7]&amp;&quot;,&quot;&amp;[.C7]&amp;&quot;,&quot;&amp;[.N7]&amp;&quot;,&quot;&amp;[.AB7]&amp;&quot;|&quot;" office:value-type="string" office:string-value="0,2,0,64,4|" calcext:value-type="string">
            <text:p>0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8]); ;[.D$4])" office:value-type="float" office:value="0" calcext:value-type="float">
            <text:p>0</text:p>
          </table:table-cell>
          <table:table-cell table:style-name="ce63" table:formula="of:=IF(ISBLANK([.E8]); ;[.E$4])" office:value-type="float" office:value="0" calcext:value-type="float">
            <text:p>0</text:p>
          </table:table-cell>
          <table:table-cell table:style-name="ce63" table:formula="of:=IF(ISBLANK([.F8]); ;[.F$4])" office:value-type="float" office:value="64" calcext:value-type="float">
            <text:p>64</text:p>
          </table:table-cell>
          <table:table-cell table:style-name="ce63" table:formula="of:=IF(ISBLANK([.G8]); ;[.G$4])" office:value-type="float" office:value="0" calcext:value-type="float">
            <text:p>0</text:p>
          </table:table-cell>
          <table:table-cell table:style-name="ce63" table:formula="of:=IF(ISBLANK([.H8]); ;[.H$4])" office:value-type="float" office:value="0" calcext:value-type="float">
            <text:p>0</text:p>
          </table:table-cell>
          <table:table-cell table:style-name="ce67" table:formula="of:=MAX([.I8:.M8])" office:value-type="float" office:value="64" calcext:value-type="float">
            <text:p>64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8]); ;[.N$4])" office:value-type="float" office:value="0" calcext:value-type="float">
            <text:p>0</text:p>
          </table:table-cell>
          <table:table-cell table:formula="of:=IF(ISBLANK([.O8]); ;[.O$4])" office:value-type="float" office:value="0" calcext:value-type="float">
            <text:p>0</text:p>
          </table:table-cell>
          <table:table-cell table:formula="of:=IF(ISBLANK([.P8]); ;[.P$4])" office:value-type="float" office:value="0" calcext:value-type="float">
            <text:p>0</text:p>
          </table:table-cell>
          <table:table-cell table:formula="of:=IF(ISBLANK([.Q8]); ;[.Q$4])" office:value-type="float" office:value="64" calcext:value-type="float">
            <text:p>64</text:p>
          </table:table-cell>
          <table:table-cell table:formula="of:=IF(ISBLANK([.R8]); ;[.R$4])" office:value-type="float" office:value="0" calcext:value-type="float">
            <text:p>0</text:p>
          </table:table-cell>
          <table:table-cell table:formula="of:=IF(ISBLANK([.S8]); ;[.S$4])" office:value-type="float" office:value="0" calcext:value-type="float">
            <text:p>0</text:p>
          </table:table-cell>
          <table:table-cell table:style-name="ce66" table:formula="of:=MAX([.T8:.Y8])" office:value-type="float" office:value="64" calcext:value-type="float">
            <text:p>64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8]&amp;&quot;,&quot;&amp;[.B8]&amp;&quot;,&quot;&amp;[.C8]&amp;&quot;,&quot;&amp;[.N8]&amp;&quot;,&quot;&amp;[.Z8]&amp;&quot;,&quot;&amp;[.AA8]&amp;&quot;,&quot;&amp;[.AB8]&amp;&quot;|&quot;" office:value-type="string" office:string-value="0,3,0,64,64,30,4|" calcext:value-type="string">
            <text:p>0,3,0,64,64,30,4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2"/>
          <table:table-cell table:formula="of:=IF(ISBLANK([.D9]); ;[.D$4])" office:value-type="float" office:value="0" calcext:value-type="float">
            <text:p>0</text:p>
          </table:table-cell>
          <table:table-cell table:formula="of:=IF(ISBLANK([.E9]); ;[.E$4])" office:value-type="float" office:value="0" calcext:value-type="float">
            <text:p>0</text:p>
          </table:table-cell>
          <table:table-cell table:formula="of:=IF(ISBLANK([.F9]); ;[.F$4])" office:value-type="float" office:value="64" calcext:value-type="float">
            <text:p>64</text:p>
          </table:table-cell>
          <table:table-cell table:formula="of:=IF(ISBLANK([.G9]); ;[.G$4])" office:value-type="float" office:value="0" calcext:value-type="float">
            <text:p>0</text:p>
          </table:table-cell>
          <table:table-cell table:formula="of:=IF(ISBLANK([.H9]); ;[.H$4])" office:value-type="float" office:value="0" calcext:value-type="float">
            <text:p>0</text:p>
          </table:table-cell>
          <table:table-cell table:style-name="ce66" table:formula="of:=MAX([.I9:.M9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9]); ;[.N$4])" office:value-type="float" office:value="0" calcext:value-type="float">
            <text:p>0</text:p>
          </table:table-cell>
          <table:table-cell table:formula="of:=IF(ISBLANK([.O9]); ;[.O$4])" office:value-type="float" office:value="0" calcext:value-type="float">
            <text:p>0</text:p>
          </table:table-cell>
          <table:table-cell table:formula="of:=IF(ISBLANK([.P9]); ;[.P$4])" office:value-type="float" office:value="0" calcext:value-type="float">
            <text:p>0</text:p>
          </table:table-cell>
          <table:table-cell table:formula="of:=IF(ISBLANK([.Q9]); ;[.Q$4])" office:value-type="float" office:value="0" calcext:value-type="float">
            <text:p>0</text:p>
          </table:table-cell>
          <table:table-cell table:formula="of:=IF(ISBLANK([.R9]); ;[.R$4])" office:value-type="float" office:value="0" calcext:value-type="float">
            <text:p>0</text:p>
          </table:table-cell>
          <table:table-cell table:formula="of:=IF(ISBLANK([.S9]); ;[.S$4])" office:value-type="float" office:value="0" calcext:value-type="float">
            <text:p>0</text:p>
          </table:table-cell>
          <table:table-cell table:style-name="ce66" table:formula="of:=MAX([.T9:.Y9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9]&amp;&quot;,&quot;&amp;[.B9]&amp;&quot;,&quot;&amp;[.C9]&amp;&quot;,&quot;&amp;[.N9]&amp;&quot;,&quot;&amp;[.AA9]&amp;&quot;|&quot;" office:value-type="string" office:string-value="0,4,0,64,30|" calcext:value-type="string">
            <text:p>0,4,0,64,30|</text:p>
          </table:table-cell>
          <table:table-cell table:number-columns-repeated="3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3"/>
          <table:table-cell table:style-name="ce12" table:formula="of:=[.A10]&amp;&quot;,&quot;&amp;[.B10]&amp;&quot;,&quot;&amp;[.C10]&amp;&quot;|&quot;" office:value-type="string" office:string-value="0,5,0|" calcext:value-type="string">
            <text:p>0,5,0|</text:p>
          </table:table-cell>
          <table:table-cell table:number-columns-repeated="34"/>
        </table:table-row>
        <table:table-row table:style-name="ro1">
          <table:table-cell table:style-name="ce14"/>
          <table:table-cell table:number-columns-repeated="12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3"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2])); [.D$5]; IF(NOT(ISBLANK([.E12])); [.E$5]; IF (NOT(ISBLANK([.F12])); [.F$5]; IF(NOT(ISBLANK([.G12])); [.G$5]; [.H$5]))))" office:value-type="string" office:string-value="-10,50,0" calcext:value-type="string">
            <text:p>-10,50,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12])); [.O$5]; IF(NOT(ISBLANK([.P12])); [.P$5]; IF (NOT(ISBLANK([.Q12])); [.Q$5]; IF(NOT(ISBLANK([.R1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]&amp;&quot;,&quot;&amp;[.B12]&amp;&quot;,&quot;&amp;[.C12]&amp;&quot;,&quot;&amp;[.AB12]&amp;&quot;,&quot;&amp;[.N12]&amp;&quot;,&quot;&amp;[.Z12]&amp;&quot;|&quot;" office:value-type="string" office:string-value="1,1,0,6,-10,50,0,0|" calcext:value-type="string">
            <text:p>1,1,0,6,-10,50,0,0|</text:p>
          </table:table-cell>
          <table:table-cell table:number-columns-repeated="34"/>
        </table:table-row>
        <table:table-row table:style-name="ro3"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3])); [.D$5]; IF(NOT(ISBLANK([.E13])); [.E$5]; IF (NOT(ISBLANK([.F13])); [.F$5]; IF(NOT(ISBLANK([.G13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3])); [.O$5]; IF(NOT(ISBLANK([.P13])); [.P$5]; IF (NOT(ISBLANK([.Q13])); [.Q$5]; IF(NOT(ISBLANK([.R13])); [.R$5]; [.S$5]))))" office:value-type="float" office:value="-0.002" calcext:value-type="float">
            <text:p>-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]&amp;&quot;,&quot;&amp;[.B13]&amp;&quot;,&quot;&amp;[.C13]&amp;&quot;,&quot;&amp;[.AB13]&amp;&quot;,&quot;&amp;[.N13]&amp;&quot;,&quot;&amp;[.Z13]&amp;&quot;|&quot;" office:value-type="string" office:string-value="2,1,0,6,-10,20,0.9,-0.002|" calcext:value-type="string">
            <text:p>2,1,0,6,-10,20,0.9,-0.002|</text:p>
          </table:table-cell>
          <table:table-cell table:number-columns-repeated="34"/>
        </table:table-row>
        <table:table-row table:style-name="ro3">
          <table:table-cell table:style-name="ce14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14])); [.D$5]; IF(NOT(ISBLANK([.E14])); [.E$5]; IF (NOT(ISBLANK([.F14])); [.F$5]; IF(NOT(ISBLANK([.G14])); [.G$5]; [.H$5]))))" office:value-type="string" office:string-value="64,-10,0.75" calcext:value-type="string">
            <text:p>64,-10,0.7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4])); [.O$5]; IF(NOT(ISBLANK([.P14])); [.P$5]; IF (NOT(ISBLANK([.Q14])); [.Q$5]; IF(NOT(ISBLANK([.R14])); [.R$5]; [.S$5]))))" office:value-type="float" office:value="-0.002" calcext:value-type="float">
            <text:p>-0.002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4]&amp;&quot;,&quot;&amp;[.B14]&amp;&quot;,&quot;&amp;[.C14]&amp;&quot;,&quot;&amp;[.AB14]&amp;&quot;,&quot;&amp;[.N14]&amp;&quot;,&quot;&amp;[.Z14]&amp;&quot;|&quot;" office:value-type="string" office:string-value="4,1,0,4,64,-10,0.75,-0.002|" calcext:value-type="string">
            <text:p>4,1,0,4,64,-10,0.75,-0.002|</text:p>
          </table:table-cell>
          <table:table-cell table:number-columns-repeated="34"/>
        </table:table-row>
        <table:table-row table:style-name="ro3">
          <table:table-cell table:style-name="ce14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15])); [.D$5]; IF(NOT(ISBLANK([.E15])); [.E$5]; IF (NOT(ISBLANK([.F15])); [.F$5]; IF(NOT(ISBLANK([.G15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5])); [.O$5]; IF(NOT(ISBLANK([.P15])); [.P$5]; IF (NOT(ISBLANK([.Q15])); [.Q$5]; IF(NOT(ISBLANK([.R15])); [.R$5]; [.S$5]))))" office:value-type="float" office:value="0.002" calcext:value-type="float">
            <text:p>0.002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5]&amp;&quot;,&quot;&amp;[.B15]&amp;&quot;,&quot;&amp;[.C15]&amp;&quot;,&quot;&amp;[.AB15]&amp;&quot;,&quot;&amp;[.N15]&amp;&quot;,&quot;&amp;[.Z15]&amp;&quot;|&quot;" office:value-type="string" office:string-value="5,1,0,4,64,-10,0.75,0.002|" calcext:value-type="string">
            <text:p>5,1,0,4,64,-10,0.75,0.002|</text:p>
          </table:table-cell>
          <table:table-cell table:number-columns-repeated="34"/>
        </table:table-row>
        <table:table-row table:style-name="ro3">
          <table:table-cell table:style-name="ce14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6])); [.D$5]; IF(NOT(ISBLANK([.E16])); [.E$5]; IF (NOT(ISBLANK([.F16])); [.F$5]; IF(NOT(ISBLANK([.G16])); [.G$5]; [.H$5]))))" office:value-type="string" office:string-value="138,50,0.5" calcext:value-type="string">
            <text:p>138,50,0.5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16])); [.O$5]; IF(NOT(ISBLANK([.P16])); [.P$5]; IF (NOT(ISBLANK([.Q16])); [.Q$5]; IF(NOT(ISBLANK([.R16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6]&amp;&quot;,&quot;&amp;[.B16]&amp;&quot;,&quot;&amp;[.C16]&amp;&quot;,&quot;&amp;[.AB16]&amp;&quot;,&quot;&amp;[.N16]&amp;&quot;,&quot;&amp;[.Z16]&amp;&quot;|&quot;" office:value-type="string" office:string-value="6,1,0,6,138,50,0.5,0|" calcext:value-type="string">
            <text:p>6,1,0,6,138,50,0.5,0|</text:p>
          </table:table-cell>
          <table:table-cell table:number-columns-repeated="34"/>
        </table:table-row>
        <table:table-row table:style-name="ro3">
          <table:table-cell table:style-name="ce1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7])); [.D$5]; IF(NOT(ISBLANK([.E17])); [.E$5]; IF (NOT(ISBLANK([.F17])); [.F$5]; IF(NOT(ISBLANK([.G17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7])); [.O$5]; IF(NOT(ISBLANK([.P17])); [.P$5]; IF (NOT(ISBLANK([.Q17])); [.Q$5]; IF(NOT(ISBLANK([.R17])); [.R$5]; [.S$5]))))" office:value-type="float" office:value="0.002" calcext:value-type="float">
            <text:p>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7]&amp;&quot;,&quot;&amp;[.B17]&amp;&quot;,&quot;&amp;[.C17]&amp;&quot;,&quot;&amp;[.AB17]&amp;&quot;,&quot;&amp;[.N17]&amp;&quot;,&quot;&amp;[.Z17]&amp;&quot;|&quot;" office:value-type="string" office:string-value="7,1,300,6,138,20,0.60,0.002|" calcext:value-type="string">
            <text:p>7,1,300,6,138,20,0.60,0.002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3">
          <table:table-cell table:style-name="ce14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9])); [.D$5]; IF(NOT(ISBLANK([.E19])); [.E$5]; IF (NOT(ISBLANK([.F19])); [.F$5]; IF(NOT(ISBLANK([.G19])); [.G$5]; [.H$5]))))" office:value-type="string" office:string-value="-10,20,0.9" calcext:value-type="string">
            <text:p>-10,20,0.9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19])); [.O$5]; IF(NOT(ISBLANK([.P19])); [.P$5]; IF (NOT(ISBLANK([.Q19])); [.Q$5]; IF(NOT(ISBLANK([.R19])); [.R$5]; [.S$5]))))" office:value-type="float" office:value="0.001" calcext:value-type="float">
            <text:p>0.001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9]&amp;&quot;,&quot;&amp;[.B19]&amp;&quot;,&quot;&amp;[.C19]&amp;&quot;,&quot;&amp;[.AB19]&amp;&quot;,&quot;&amp;[.N19]&amp;&quot;,&quot;&amp;[.Z19]&amp;&quot;|&quot;" office:value-type="string" office:string-value="9,1,0,6,-10,20,0.9,0.001|" calcext:value-type="string">
            <text:p>9,1,0,6,-10,20,0.9,0.001|</text:p>
          </table:table-cell>
          <table:table-cell table:number-columns-repeated="34"/>
        </table:table-row>
        <table:table-row table:style-name="ro3">
          <table:table-cell table:style-name="ce14" office:value-type="float" office:value="9.5" calcext:value-type="float">
            <text:p>9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0])); [.D$5]; IF(NOT(ISBLANK([.E20])); [.E$5]; IF (NOT(ISBLANK([.F20])); [.F$5]; IF(NOT(ISBLANK([.G20])); [.G$5]; [.H$5]))))" office:value-type="string" office:string-value="138,20,0.60" calcext:value-type="string">
            <text:p>138,20,0.6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20])); [.O$5]; IF(NOT(ISBLANK([.P20])); [.P$5]; IF (NOT(ISBLANK([.Q20])); [.Q$5]; IF(NOT(ISBLANK([.R20])); [.R$5]; [.S$5]))))" office:value-type="float" office:value="-0.001" calcext:value-type="float">
            <text:p>-0.001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0]&amp;&quot;,&quot;&amp;[.B20]&amp;&quot;,&quot;&amp;[.C20]&amp;&quot;,&quot;&amp;[.AB20]&amp;&quot;,&quot;&amp;[.N20]&amp;&quot;,&quot;&amp;[.Z20]&amp;&quot;|&quot;" office:value-type="string" office:string-value="9.5,1,0,6,138,20,0.60,-0.001|" calcext:value-type="string">
            <text:p>9.5,1,0,6,138,20,0.60,-0.001|</text:p>
          </table:table-cell>
          <table:table-cell table:number-columns-repeated="34"/>
        </table:table-row>
        <table:table-row table:style-name="ro3"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21])); [.D$5]; IF(NOT(ISBLANK([.E21])); [.E$5]; IF (NOT(ISBLANK([.F21])); [.F$5]; IF(NOT(ISBLANK([.G21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1])); [.O$5]; IF(NOT(ISBLANK([.P21])); [.P$5]; IF (NOT(ISBLANK([.Q21])); [.Q$5]; IF(NOT(ISBLANK([.R21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1]&amp;&quot;,&quot;&amp;[.B21]&amp;&quot;,&quot;&amp;[.C21]&amp;&quot;,&quot;&amp;[.AB21]&amp;&quot;,&quot;&amp;[.N21]&amp;&quot;,&quot;&amp;[.Z21]&amp;&quot;|&quot;" office:value-type="string" office:string-value="11,1,0,6,-10,20,0.9,0|" calcext:value-type="string">
            <text:p>11,1,0,6,-10,20,0.9,0|</text:p>
          </table:table-cell>
          <table:table-cell table:number-columns-repeated="34"/>
        </table:table-row>
        <table:table-row table:style-name="ro3">
          <table:table-cell table:style-name="ce14" office:value-type="float" office:value="11.5" calcext:value-type="float">
            <text:p>11.5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2])); [.D$5]; IF(NOT(ISBLANK([.E22])); [.E$5]; IF (NOT(ISBLANK([.F22])); [.F$5]; IF(NOT(ISBLANK([.G22])); [.G$5]; [.H$5]))))" office:value-type="string" office:string-value="138,20,0.60" calcext:value-type="string">
            <text:p>138,20,0.6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2])); [.O$5]; IF(NOT(ISBLANK([.P22])); [.P$5]; IF (NOT(ISBLANK([.Q22])); [.Q$5]; IF(NOT(ISBLANK([.R2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2]&amp;&quot;,&quot;&amp;[.B22]&amp;&quot;,&quot;&amp;[.C22]&amp;&quot;,&quot;&amp;[.AB22]&amp;&quot;,&quot;&amp;[.N22]&amp;&quot;,&quot;&amp;[.Z22]&amp;&quot;|&quot;" office:value-type="string" office:string-value="11.5,1,0,6,138,20,0.60,0|" calcext:value-type="string">
            <text:p>11.5,1,0,6,138,20,0.60,0|</text:p>
          </table:table-cell>
          <table:table-cell table:number-columns-repeated="34"/>
        </table:table-row>
        <table:table-row table:style-name="ro3">
          <table:table-cell table:style-name="ce14" office:value-type="float" office:value="12" calcext:value-type="float">
            <text:p>12</text:p>
          </table:table-cell>
          <table:table-cell table:style-name="ce15"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23])); [.D$5]; IF(NOT(ISBLANK([.E23])); [.E$5]; IF (NOT(ISBLANK([.F23])); [.F$5]; IF(NOT(ISBLANK([.G23])); [.G$5]; [.H$5]))))" office:value-type="string" office:string-value="-10,50,0" calcext:value-type="string">
            <text:p>-10,50,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23])); [.O$5]; IF(NOT(ISBLANK([.P23])); [.P$5]; IF (NOT(ISBLANK([.Q23])); [.Q$5]; IF(NOT(ISBLANK([.R23])); [.R$5]; [.S$5]))))" office:value-type="float" office:value="0.002" calcext:value-type="float">
            <text:p>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3]&amp;&quot;,&quot;&amp;[.B23]&amp;&quot;,&quot;&amp;[.C23]&amp;&quot;,&quot;&amp;[.AB23]&amp;&quot;,&quot;&amp;[.N23]&amp;&quot;,&quot;&amp;[.Z23]&amp;&quot;|&quot;" office:value-type="string" office:string-value="12,1,0,6,-10,50,0,0.002|" calcext:value-type="string">
            <text:p>12,1,0,6,-10,50,0,0.002|</text:p>
          </table:table-cell>
          <table:table-cell table:number-columns-repeated="34"/>
        </table:table-row>
        <table:table-row table:style-name="ro3">
          <table:table-cell table:style-name="ce14" office:value-type="float" office:value="12.5" calcext:value-type="float">
            <text:p>12.5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24])); [.D$5]; IF(NOT(ISBLANK([.E24])); [.E$5]; IF (NOT(ISBLANK([.F24])); [.F$5]; IF(NOT(ISBLANK([.G24])); [.G$5]; [.H$5]))))" office:value-type="string" office:string-value="138,50,0.5" calcext:value-type="string">
            <text:p>138,50,0.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24])); [.O$5]; IF(NOT(ISBLANK([.P24])); [.P$5]; IF (NOT(ISBLANK([.Q24])); [.Q$5]; IF(NOT(ISBLANK([.R24])); [.R$5]; [.S$5]))))" office:value-type="float" office:value="-0.002" calcext:value-type="float">
            <text:p>-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4]&amp;&quot;,&quot;&amp;[.B24]&amp;&quot;,&quot;&amp;[.C24]&amp;&quot;,&quot;&amp;[.AB24]&amp;&quot;,&quot;&amp;[.N24]&amp;&quot;,&quot;&amp;[.Z24]&amp;&quot;|&quot;" office:value-type="string" office:string-value="12.5,1,300,6,138,50,0.5,-0.002|" calcext:value-type="string">
            <text:p>12.5,1,300,6,138,50,0.5,-0.002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3"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26])); [.D$5]; IF(NOT(ISBLANK([.E26])); [.E$5]; IF (NOT(ISBLANK([.F26])); [.F$5]; IF(NOT(ISBLANK([.G26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26])); [.O$5]; IF(NOT(ISBLANK([.P26])); [.P$5]; IF (NOT(ISBLANK([.Q26])); [.Q$5]; IF(NOT(ISBLANK([.R26])); [.R$5]; [.S$5]))))" office:value-type="float" office:value="0.002" calcext:value-type="float">
            <text:p>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6]&amp;&quot;,&quot;&amp;[.B26]&amp;&quot;,&quot;&amp;[.C26]&amp;&quot;,&quot;&amp;[.AB26]&amp;&quot;,&quot;&amp;[.N26]&amp;&quot;,&quot;&amp;[.Z26]&amp;&quot;|&quot;" office:value-type="string" office:string-value="15,1,0,6,64,-10,0.75,0.002|" calcext:value-type="string">
            <text:p>15,1,0,6,64,-10,0.75,0.002|</text:p>
          </table:table-cell>
          <table:table-cell table:number-columns-repeated="34"/>
        </table:table-row>
        <table:table-row table:style-name="ro3">
          <table:table-cell table:style-name="ce14" office:value-type="float" office:value="15.5" calcext:value-type="float">
            <text:p>15.5</text:p>
          </table:table-cell>
          <table:table-cell table:style-name="ce17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27]); ;[.D$4])" office:value-type="float" office:value="20" calcext:value-type="float">
            <text:p>20</text:p>
          </table:table-cell>
          <table:table-cell table:style-name="ce63" table:formula="of:=IF(ISBLANK([.E27]); ;[.E$4])" office:value-type="float" office:value="0" calcext:value-type="float">
            <text:p>0</text:p>
          </table:table-cell>
          <table:table-cell table:style-name="ce63" table:formula="of:=IF(ISBLANK([.F27]); ;[.F$4])" office:value-type="float" office:value="0" calcext:value-type="float">
            <text:p>0</text:p>
          </table:table-cell>
          <table:table-cell table:style-name="ce63" table:formula="of:=IF(ISBLANK([.G27]); ;[.G$4])" office:value-type="float" office:value="0" calcext:value-type="float">
            <text:p>0</text:p>
          </table:table-cell>
          <table:table-cell table:style-name="ce63" table:formula="of:=IF(ISBLANK([.H27]); ;[.H$4])" office:value-type="float" office:value="0" calcext:value-type="float">
            <text:p>0</text:p>
          </table:table-cell>
          <table:table-cell table:style-name="ce67" table:formula="of:=MAX([.I27:.M2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27]); ;[.N$4])" office:value-type="float" office:value="0" calcext:value-type="float">
            <text:p>0</text:p>
          </table:table-cell>
          <table:table-cell table:formula="of:=IF(ISBLANK([.O27]); ;[.O$4])" office:value-type="float" office:value="0" calcext:value-type="float">
            <text:p>0</text:p>
          </table:table-cell>
          <table:table-cell table:formula="of:=IF(ISBLANK([.P27]); ;[.P$4])" office:value-type="float" office:value="42" calcext:value-type="float">
            <text:p>42</text:p>
          </table:table-cell>
          <table:table-cell table:formula="of:=IF(ISBLANK([.Q27]); ;[.Q$4])" office:value-type="float" office:value="0" calcext:value-type="float">
            <text:p>0</text:p>
          </table:table-cell>
          <table:table-cell table:formula="of:=IF(ISBLANK([.R27]); ;[.R$4])" office:value-type="float" office:value="0" calcext:value-type="float">
            <text:p>0</text:p>
          </table:table-cell>
          <table:table-cell table:formula="of:=IF(ISBLANK([.S27]); ;[.S$4])" office:value-type="float" office:value="0" calcext:value-type="float">
            <text:p>0</text:p>
          </table:table-cell>
          <table:table-cell table:style-name="ce66" table:formula="of:=MAX([.T27:.Y2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27]&amp;&quot;,&quot;&amp;[.B27]&amp;&quot;,&quot;&amp;[.C27]&amp;&quot;,&quot;&amp;[.N27]&amp;&quot;,&quot;&amp;[.Z27]&amp;&quot;,&quot;&amp;[.AA27]&amp;&quot;,&quot;&amp;[.AB27]&amp;&quot;|&quot;" office:value-type="string" office:string-value="15.5,3,0,20,42,30,4|" calcext:value-type="string">
            <text:p>15.5,3,0,20,42,30,4|</text:p>
          </table:table-cell>
          <table:table-cell table:number-columns-repeated="34"/>
        </table:table-row>
        <table:table-row table:style-name="ro3"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8])); [.D$5]; IF(NOT(ISBLANK([.E28])); [.E$5]; IF (NOT(ISBLANK([.F28])); [.F$5]; IF(NOT(ISBLANK([.G28])); [.G$5]; [.H$5]))))" office:value-type="string" office:string-value="138,20,0.60" calcext:value-type="string">
            <text:p>138,20,0.6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8])); [.O$5]; IF(NOT(ISBLANK([.P28])); [.P$5]; IF (NOT(ISBLANK([.Q28])); [.Q$5]; IF(NOT(ISBLANK([.R28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8]&amp;&quot;,&quot;&amp;[.B28]&amp;&quot;,&quot;&amp;[.C28]&amp;&quot;,&quot;&amp;[.AB28]&amp;&quot;,&quot;&amp;[.N28]&amp;&quot;,&quot;&amp;[.Z28]&amp;&quot;|&quot;" office:value-type="string" office:string-value="16,1,0,6,138,20,0.60,0|" calcext:value-type="string">
            <text:p>16,1,0,6,138,20,0.60,0|</text:p>
          </table:table-cell>
          <table:table-cell table:number-columns-repeated="34"/>
        </table:table-row>
        <table:table-row table:style-name="ro3">
          <table:table-cell table:style-name="ce14" office:value-type="float" office:value="17" calcext:value-type="float">
            <text:p>17</text:p>
          </table:table-cell>
          <table:table-cell table:style-name="ce15" office:value-type="float" office:value="1" calcext:value-type="float">
            <text:p>1</text:p>
          </table:table-cell>
          <table:table-cell table:style-name="ce36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29])); [.D$5]; IF(NOT(ISBLANK([.E29])); [.E$5]; IF (NOT(ISBLANK([.F29])); [.F$5]; IF(NOT(ISBLANK([.G29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29])); [.O$5]; IF(NOT(ISBLANK([.P29])); [.P$5]; IF (NOT(ISBLANK([.Q29])); [.Q$5]; IF(NOT(ISBLANK([.R29])); [.R$5]; [.S$5]))))" office:value-type="float" office:value="-0.001" calcext:value-type="float">
            <text:p>-0.001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9]&amp;&quot;,&quot;&amp;[.B29]&amp;&quot;,&quot;&amp;[.C29]&amp;&quot;,&quot;&amp;[.AB29]&amp;&quot;,&quot;&amp;[.N29]&amp;&quot;,&quot;&amp;[.Z29]&amp;&quot;|&quot;" office:value-type="string" office:string-value="17,1,0,6,138,50,0.5,-0.001|" calcext:value-type="string">
            <text:p>17,1,0,6,138,50,0.5,-0.001|</text:p>
          </table:table-cell>
          <table:table-cell table:number-columns-repeated="34"/>
        </table:table-row>
        <table:table-row table:style-name="ro3"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37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30])); [.D$5]; IF(NOT(ISBLANK([.E30])); [.E$5]; IF (NOT(ISBLANK([.F30])); [.F$5]; IF(NOT(ISBLANK([.G30])); [.G$5]; [.H$5]))))" office:value-type="string" office:string-value="64,-10,0.75" calcext:value-type="string">
            <text:p>64,-10,0.7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30])); [.O$5]; IF(NOT(ISBLANK([.P30])); [.P$5]; IF (NOT(ISBLANK([.Q30])); [.Q$5]; IF(NOT(ISBLANK([.R30])); [.R$5]; [.S$5]))))" office:value-type="float" office:value="-0.002" calcext:value-type="float">
            <text:p>-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0]&amp;&quot;,&quot;&amp;[.B30]&amp;&quot;,&quot;&amp;[.C30]&amp;&quot;,&quot;&amp;[.AB30]&amp;&quot;,&quot;&amp;[.N30]&amp;&quot;,&quot;&amp;[.Z30]&amp;&quot;|&quot;" office:value-type="string" office:string-value="19,1,0,6,64,-10,0.75,-0.002|" calcext:value-type="string">
            <text:p>19,1,0,6,64,-10,0.75,-0.002|</text:p>
          </table:table-cell>
          <table:table-cell table:number-columns-repeated="34"/>
        </table:table-row>
        <table:table-row table:style-name="ro3">
          <table:table-cell table:style-name="ce14" office:value-type="float" office:value="19.5" calcext:value-type="float">
            <text:p>19.5</text:p>
          </table:table-cell>
          <table:table-cell table:style-name="ce17" office:value-type="float" office:value="3" calcext:value-type="float">
            <text:p>3</text:p>
          </table:table-cell>
          <table:table-cell table:style-name="ce38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31]); ;[.D$4])" office:value-type="float" office:value="0" calcext:value-type="float">
            <text:p>0</text:p>
          </table:table-cell>
          <table:table-cell table:style-name="ce63" table:formula="of:=IF(ISBLANK([.E31]); ;[.E$4])" office:value-type="float" office:value="0" calcext:value-type="float">
            <text:p>0</text:p>
          </table:table-cell>
          <table:table-cell table:style-name="ce63" table:formula="of:=IF(ISBLANK([.F31]); ;[.F$4])" office:value-type="float" office:value="64" calcext:value-type="float">
            <text:p>64</text:p>
          </table:table-cell>
          <table:table-cell table:style-name="ce63" table:formula="of:=IF(ISBLANK([.G31]); ;[.G$4])" office:value-type="float" office:value="0" calcext:value-type="float">
            <text:p>0</text:p>
          </table:table-cell>
          <table:table-cell table:style-name="ce63" table:formula="of:=IF(ISBLANK([.H31]); ;[.H$4])" office:value-type="float" office:value="0" calcext:value-type="float">
            <text:p>0</text:p>
          </table:table-cell>
          <table:table-cell table:style-name="ce67" table:formula="of:=MAX([.I31:.M31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31]); ;[.N$4])" office:value-type="float" office:value="0" calcext:value-type="float">
            <text:p>0</text:p>
          </table:table-cell>
          <table:table-cell table:formula="of:=IF(ISBLANK([.O31]); ;[.O$4])" office:value-type="float" office:value="0" calcext:value-type="float">
            <text:p>0</text:p>
          </table:table-cell>
          <table:table-cell table:formula="of:=IF(ISBLANK([.P31]); ;[.P$4])" office:value-type="float" office:value="0" calcext:value-type="float">
            <text:p>0</text:p>
          </table:table-cell>
          <table:table-cell table:formula="of:=IF(ISBLANK([.Q31]); ;[.Q$4])" office:value-type="float" office:value="0" calcext:value-type="float">
            <text:p>0</text:p>
          </table:table-cell>
          <table:table-cell table:formula="of:=IF(ISBLANK([.R31]); ;[.R$4])" office:value-type="float" office:value="86" calcext:value-type="float">
            <text:p>86</text:p>
          </table:table-cell>
          <table:table-cell table:formula="of:=IF(ISBLANK([.S31]); ;[.S$4])" office:value-type="float" office:value="0" calcext:value-type="float">
            <text:p>0</text:p>
          </table:table-cell>
          <table:table-cell table:style-name="ce66" table:formula="of:=MAX([.T31:.Y31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31]&amp;&quot;,&quot;&amp;[.B31]&amp;&quot;,&quot;&amp;[.C31]&amp;&quot;,&quot;&amp;[.N31]&amp;&quot;,&quot;&amp;[.Z31]&amp;&quot;,&quot;&amp;[.AA31]&amp;&quot;,&quot;&amp;[.AB31]&amp;&quot;|&quot;" office:value-type="string" office:string-value="19.5,3,300,64,86,30,4|" calcext:value-type="string">
            <text:p>19.5,3,300,64,86,30,4|</text:p>
          </table:table-cell>
          <table:table-cell table:number-columns-repeated="34"/>
        </table:table-row>
        <table:table-row table:style-name="ro3"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32])); [.D$5]; IF(NOT(ISBLANK([.E32])); [.E$5]; IF (NOT(ISBLANK([.F32])); [.F$5]; IF(NOT(ISBLANK([.G32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32])); [.O$5]; IF(NOT(ISBLANK([.P32])); [.P$5]; IF (NOT(ISBLANK([.Q32])); [.Q$5]; IF(NOT(ISBLANK([.R3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2]&amp;&quot;,&quot;&amp;[.B32]&amp;&quot;,&quot;&amp;[.C32]&amp;&quot;,&quot;&amp;[.AB32]&amp;&quot;,&quot;&amp;[.N32]&amp;&quot;,&quot;&amp;[.Z32]&amp;&quot;|&quot;" office:value-type="string" office:string-value="20,1,0,6,-10,20,0.9,0|" calcext:value-type="string">
            <text:p>20,1,0,6,-10,20,0.9,0|</text:p>
          </table:table-cell>
          <table:table-cell table:number-columns-repeated="34"/>
        </table:table-row>
        <table:table-row table:style-name="ro3">
          <table:table-cell table:style-name="ce14" office:value-type="float" office:value="21" calcext:value-type="float">
            <text:p>21</text:p>
          </table:table-cell>
          <table:table-cell table:style-name="ce15" office:value-type="float" office:value="1" calcext:value-type="float">
            <text:p>1</text:p>
          </table:table-cell>
          <table:table-cell table:style-name="ce40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33])); [.D$5]; IF(NOT(ISBLANK([.E33])); [.E$5]; IF (NOT(ISBLANK([.F33])); [.F$5]; IF(NOT(ISBLANK([.G33])); [.G$5]; [.H$5]))))" office:value-type="string" office:string-value="-10,50,0" calcext:value-type="string">
            <text:p>-10,50,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33])); [.O$5]; IF(NOT(ISBLANK([.P33])); [.P$5]; IF (NOT(ISBLANK([.Q33])); [.Q$5]; IF(NOT(ISBLANK([.R33])); [.R$5]; [.S$5]))))" office:value-type="float" office:value="0.001" calcext:value-type="float">
            <text:p>0.001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3]&amp;&quot;,&quot;&amp;[.B33]&amp;&quot;,&quot;&amp;[.C33]&amp;&quot;,&quot;&amp;[.AB33]&amp;&quot;,&quot;&amp;[.N33]&amp;&quot;,&quot;&amp;[.Z33]&amp;&quot;|&quot;" office:value-type="string" office:string-value="21,1,0,6,-10,50,0,0.001|" calcext:value-type="string">
            <text:p>21,1,0,6,-10,50,0,0.001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3">
          <table:table-cell table:style-name="ce14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35])); [.D$5]; IF(NOT(ISBLANK([.E35])); [.E$5]; IF (NOT(ISBLANK([.F35])); [.F$5]; IF(NOT(ISBLANK([.G35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35])); [.O$5]; IF(NOT(ISBLANK([.P35])); [.P$5]; IF (NOT(ISBLANK([.Q35])); [.Q$5]; IF(NOT(ISBLANK([.R35])); [.R$5]; [.S$5]))))" office:value-type="float" office:value="-0.001" calcext:value-type="float">
            <text:p>-0.001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5]&amp;&quot;,&quot;&amp;[.B35]&amp;&quot;,&quot;&amp;[.C35]&amp;&quot;,&quot;&amp;[.AB35]&amp;&quot;,&quot;&amp;[.N35]&amp;&quot;,&quot;&amp;[.Z35]&amp;&quot;|&quot;" office:value-type="string" office:string-value="23,1,0,6,138,50,0.5,-0.001|" calcext:value-type="string">
            <text:p>23,1,0,6,138,50,0.5,-0.001|</text:p>
          </table:table-cell>
          <table:table-cell table:number-columns-repeated="34"/>
        </table:table-row>
        <table:table-row table:style-name="ro3">
          <table:table-cell table:style-name="ce14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36])); [.D$5]; IF(NOT(ISBLANK([.E36])); [.E$5]; IF (NOT(ISBLANK([.F36])); [.F$5]; IF(NOT(ISBLANK([.G36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36])); [.O$5]; IF(NOT(ISBLANK([.P36])); [.P$5]; IF (NOT(ISBLANK([.Q36])); [.Q$5]; IF(NOT(ISBLANK([.R36])); [.R$5]; [.S$5]))))" office:value-type="float" office:value="0.002" calcext:value-type="float">
            <text:p>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6]&amp;&quot;,&quot;&amp;[.B36]&amp;&quot;,&quot;&amp;[.C36]&amp;&quot;,&quot;&amp;[.AB36]&amp;&quot;,&quot;&amp;[.N36]&amp;&quot;,&quot;&amp;[.Z36]&amp;&quot;|&quot;" office:value-type="string" office:string-value="24,1,0,6,64,-10,0.75,0.002|" calcext:value-type="string">
            <text:p>24,1,0,6,64,-10,0.75,0.002|</text:p>
          </table:table-cell>
          <table:table-cell table:number-columns-repeated="34"/>
        </table:table-row>
        <table:table-row table:style-name="ro3"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3" calcext:value-type="float">
            <text:p>3</text:p>
          </table:table-cell>
          <table:table-cell table:style-name="ce43" office:value-type="float" office:value="300" calcext:value-type="float">
            <text:p>3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37]); ;[.D$4])" office:value-type="float" office:value="20" calcext:value-type="float">
            <text:p>20</text:p>
          </table:table-cell>
          <table:table-cell table:style-name="ce63" table:formula="of:=IF(ISBLANK([.E37]); ;[.E$4])" office:value-type="float" office:value="0" calcext:value-type="float">
            <text:p>0</text:p>
          </table:table-cell>
          <table:table-cell table:style-name="ce63" table:formula="of:=IF(ISBLANK([.F37]); ;[.F$4])" office:value-type="float" office:value="0" calcext:value-type="float">
            <text:p>0</text:p>
          </table:table-cell>
          <table:table-cell table:style-name="ce63" table:formula="of:=IF(ISBLANK([.G37]); ;[.G$4])" office:value-type="float" office:value="0" calcext:value-type="float">
            <text:p>0</text:p>
          </table:table-cell>
          <table:table-cell table:style-name="ce63" table:formula="of:=IF(ISBLANK([.H37]); ;[.H$4])" office:value-type="float" office:value="0" calcext:value-type="float">
            <text:p>0</text:p>
          </table:table-cell>
          <table:table-cell table:style-name="ce67" table:formula="of:=MAX([.I37:.M3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37]); ;[.N$4])" office:value-type="float" office:value="0" calcext:value-type="float">
            <text:p>0</text:p>
          </table:table-cell>
          <table:table-cell table:formula="of:=IF(ISBLANK([.O37]); ;[.O$4])" office:value-type="float" office:value="0" calcext:value-type="float">
            <text:p>0</text:p>
          </table:table-cell>
          <table:table-cell table:formula="of:=IF(ISBLANK([.P37]); ;[.P$4])" office:value-type="float" office:value="42" calcext:value-type="float">
            <text:p>42</text:p>
          </table:table-cell>
          <table:table-cell table:formula="of:=IF(ISBLANK([.Q37]); ;[.Q$4])" office:value-type="float" office:value="0" calcext:value-type="float">
            <text:p>0</text:p>
          </table:table-cell>
          <table:table-cell table:formula="of:=IF(ISBLANK([.R37]); ;[.R$4])" office:value-type="float" office:value="0" calcext:value-type="float">
            <text:p>0</text:p>
          </table:table-cell>
          <table:table-cell table:formula="of:=IF(ISBLANK([.S37]); ;[.S$4])" office:value-type="float" office:value="0" calcext:value-type="float">
            <text:p>0</text:p>
          </table:table-cell>
          <table:table-cell table:style-name="ce66" table:formula="of:=MAX([.T37:.Y37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37]&amp;&quot;,&quot;&amp;[.B37]&amp;&quot;,&quot;&amp;[.C37]&amp;&quot;,&quot;&amp;[.N37]&amp;&quot;,&quot;&amp;[.Z37]&amp;&quot;,&quot;&amp;[.AA37]&amp;&quot;,&quot;&amp;[.AB37]&amp;&quot;|&quot;" office:value-type="string" office:string-value="25,3,300,20,42,50,4|" calcext:value-type="string">
            <text:p>25,3,300,20,42,50,4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3"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39])); [.D$5]; IF(NOT(ISBLANK([.E39])); [.E$5]; IF (NOT(ISBLANK([.F39])); [.F$5]; IF(NOT(ISBLANK([.G39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39])); [.O$5]; IF(NOT(ISBLANK([.P39])); [.P$5]; IF (NOT(ISBLANK([.Q39])); [.Q$5]; IF(NOT(ISBLANK([.R39])); [.R$5]; [.S$5]))))" office:value-type="float" office:value="-0.001" calcext:value-type="float">
            <text:p>-0.001</text:p>
          </table:table-cell>
          <table:table-cell/>
          <table:table-cell table:style-name="ce61" office:value-type="float" office:value="10" calcext:value-type="float">
            <text:p>10</text:p>
          </table:table-cell>
          <table:table-cell table:style-name="ce3"/>
          <table:table-cell table:style-name="ce11" table:formula="of:=[.A39]&amp;&quot;,&quot;&amp;[.B39]&amp;&quot;,&quot;&amp;[.C39]&amp;&quot;,&quot;&amp;[.AB39]&amp;&quot;,&quot;&amp;[.N39]&amp;&quot;,&quot;&amp;[.Z39]&amp;&quot;|&quot;" office:value-type="string" office:string-value="28,1,0,10,138,50,0.5,-0.001|" calcext:value-type="string">
            <text:p>28,1,0,10,138,50,0.5,-0.001|</text:p>
          </table:table-cell>
          <table:table-cell table:number-columns-repeated="34"/>
        </table:table-row>
        <table:table-row table:style-name="ro3"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40])); [.D$5]; IF(NOT(ISBLANK([.E40])); [.E$5]; IF (NOT(ISBLANK([.F40])); [.F$5]; IF(NOT(ISBLANK([.G40])); [.G$5]; [.H$5]))))" office:value-type="string" office:string-value="-10,50,0" calcext:value-type="string">
            <text:p>-10,50,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40])); [.O$5]; IF(NOT(ISBLANK([.P40])); [.P$5]; IF (NOT(ISBLANK([.Q40])); [.Q$5]; IF(NOT(ISBLANK([.R40])); [.R$5]; [.S$5]))))" office:value-type="float" office:value="0.001" calcext:value-type="float">
            <text:p>0.001</text:p>
          </table:table-cell>
          <table:table-cell/>
          <table:table-cell table:style-name="ce61" office:value-type="float" office:value="10" calcext:value-type="float">
            <text:p>10</text:p>
          </table:table-cell>
          <table:table-cell table:style-name="ce3"/>
          <table:table-cell table:style-name="ce11" table:formula="of:=[.A40]&amp;&quot;,&quot;&amp;[.B40]&amp;&quot;,&quot;&amp;[.C40]&amp;&quot;,&quot;&amp;[.AB40]&amp;&quot;,&quot;&amp;[.N40]&amp;&quot;,&quot;&amp;[.Z40]&amp;&quot;|&quot;" office:value-type="string" office:string-value="29,1,0,10,-10,50,0,0.001|" calcext:value-type="string">
            <text:p>29,1,0,10,-10,50,0,0.001|</text:p>
          </table:table-cell>
          <table:table-cell table:number-columns-repeated="34"/>
        </table:table-row>
        <table:table-row table:style-name="ro3"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46" office:value-type="float" office:value="300" calcext:value-type="float">
            <text:p>30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41])); [.D$5]; IF(NOT(ISBLANK([.E41])); [.E$5]; IF (NOT(ISBLANK([.F41])); [.F$5]; IF(NOT(ISBLANK([.G41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41])); [.O$5]; IF(NOT(ISBLANK([.P41])); [.P$5]; IF (NOT(ISBLANK([.Q41])); [.Q$5]; IF(NOT(ISBLANK([.R41])); [.R$5]; [.S$5]))))" office:value-type="float" office:value="0" calcext:value-type="float">
            <text:p>0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41]&amp;&quot;,&quot;&amp;[.B41]&amp;&quot;,&quot;&amp;[.C41]&amp;&quot;,&quot;&amp;[.AB41]&amp;&quot;,&quot;&amp;[.N41]&amp;&quot;,&quot;&amp;[.Z41]&amp;&quot;|&quot;" office:value-type="string" office:string-value="30,1,300,4,-10,20,0.9,0|" calcext:value-type="string">
            <text:p>30,1,300,4,-10,20,0.9,0|</text:p>
          </table:table-cell>
          <table:table-cell table:number-columns-repeated="34"/>
        </table:table-row>
        <table:table-row table:style-name="ro2">
          <table:table-cell table:style-name="ce14" office:value-type="float" office:value="31" calcext:value-type="float">
            <text:p>31</text:p>
          </table:table-cell>
          <table:table-cell table:style-name="ce15" office:value-type="float" office:value="1" calcext:value-type="float">
            <text:p>1</text:p>
          </table:table-cell>
          <table:table-cell table:style-name="ce47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42])); [.D$5]; IF(NOT(ISBLANK([.E42])); [.E$5]; IF (NOT(ISBLANK([.F42])); [.F$5]; IF(NOT(ISBLANK([.G42])); [.G$5]; [.H$5]))))" office:value-type="string" office:string-value="138,50,0.5" calcext:value-type="string">
            <text:p>138,50,0.5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42])); [.O$5]; IF(NOT(ISBLANK([.P42])); [.P$5]; IF (NOT(ISBLANK([.Q42])); [.Q$5]; IF(NOT(ISBLANK([.R42])); [.R$5]; [.S$5]))))" office:value-type="float" office:value="0.001" calcext:value-type="float">
            <text:p>0.001</text:p>
          </table:table-cell>
          <table:table-cell/>
          <table:table-cell table:style-name="ce61" office:value-type="float" office:value="10" calcext:value-type="float">
            <text:p>10</text:p>
          </table:table-cell>
          <table:table-cell table:style-name="ce3"/>
          <table:table-cell table:style-name="ce11" table:formula="of:=[.A42]&amp;&quot;,&quot;&amp;[.B42]&amp;&quot;,&quot;&amp;[.C42]&amp;&quot;,&quot;&amp;[.AB42]&amp;&quot;,&quot;&amp;[.N42]&amp;&quot;,&quot;&amp;[.Z42]&amp;&quot;|&quot;" office:value-type="string" office:string-value="31,1,0,10,138,50,0.5,0.001|" calcext:value-type="string">
            <text:p>31,1,0,10,138,50,0.5,0.001|</text:p>
          </table:table-cell>
          <table:table-cell table:number-columns-repeated="34"/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43])); [.D$5]; IF(NOT(ISBLANK([.E43])); [.E$5]; IF (NOT(ISBLANK([.F43])); [.F$5]; IF(NOT(ISBLANK([.G43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43])); [.O$5]; IF(NOT(ISBLANK([.P43])); [.P$5]; IF (NOT(ISBLANK([.Q43])); [.Q$5]; IF(NOT(ISBLANK([.R43])); [.R$5]; [.S$5]))))" office:value-type="float" office:value="-0.001" calcext:value-type="float">
            <text:p>-0.001</text:p>
          </table:table-cell>
          <table:table-cell/>
          <table:table-cell table:style-name="ce61" office:value-type="float" office:value="10" calcext:value-type="float">
            <text:p>10</text:p>
          </table:table-cell>
          <table:table-cell table:style-name="ce3"/>
          <table:table-cell table:style-name="ce11" table:formula="of:=[.A43]&amp;&quot;,&quot;&amp;[.B43]&amp;&quot;,&quot;&amp;[.C43]&amp;&quot;,&quot;&amp;[.AB43]&amp;&quot;,&quot;&amp;[.N43]&amp;&quot;,&quot;&amp;[.Z43]&amp;&quot;|&quot;" office:value-type="string" office:string-value="32,1,0,10,-10,50,0,-0.001|" calcext:value-type="string">
            <text:p>32,1,0,10,-10,50,0,-0.001|</text:p>
          </table:table-cell>
          <table:table-cell table:number-columns-repeated="34"/>
        </table:table-row>
        <table:table-row table:style-name="ro3"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49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44])); [.D$5]; IF(NOT(ISBLANK([.E44])); [.E$5]; IF (NOT(ISBLANK([.F44])); [.F$5]; IF(NOT(ISBLANK([.G44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44])); [.O$5]; IF(NOT(ISBLANK([.P44])); [.P$5]; IF (NOT(ISBLANK([.Q44])); [.Q$5]; IF(NOT(ISBLANK([.R44])); [.R$5]; [.S$5]))))" office:value-type="float" office:value="0.002" calcext:value-type="float">
            <text:p>0.002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44]&amp;&quot;,&quot;&amp;[.B44]&amp;&quot;,&quot;&amp;[.C44]&amp;&quot;,&quot;&amp;[.AB44]&amp;&quot;,&quot;&amp;[.N44]&amp;&quot;,&quot;&amp;[.Z44]&amp;&quot;|&quot;" office:value-type="string" office:string-value="30,1,300,4,138,20,0.60,0.002|" calcext:value-type="string">
            <text:p>30,1,300,4,138,20,0.60,0.002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3"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63" table:formula="of:=IF(ISBLANK([.D46]); ;[.D$4])" office:value-type="float" office:value="0" calcext:value-type="float">
            <text:p>0</text:p>
          </table:table-cell>
          <table:table-cell table:style-name="ce63" table:formula="of:=IF(ISBLANK([.E46]); ;[.E$4])" office:value-type="float" office:value="0" calcext:value-type="float">
            <text:p>0</text:p>
          </table:table-cell>
          <table:table-cell table:style-name="ce63" table:formula="of:=IF(ISBLANK([.F46]); ;[.F$4])" office:value-type="float" office:value="0" calcext:value-type="float">
            <text:p>0</text:p>
          </table:table-cell>
          <table:table-cell table:style-name="ce63" table:formula="of:=IF(ISBLANK([.G46]); ;[.G$4])" office:value-type="float" office:value="86" calcext:value-type="float">
            <text:p>86</text:p>
          </table:table-cell>
          <table:table-cell table:style-name="ce63" table:formula="of:=IF(ISBLANK([.H46]); ;[.H$4])" office:value-type="float" office:value="0" calcext:value-type="float">
            <text:p>0</text:p>
          </table:table-cell>
          <table:table-cell table:style-name="ce67" table:formula="of:=MAX([.I46:.M46])" office:value-type="float" office:value="86" calcext:value-type="float">
            <text:p>86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46]); ;[.N$4])" office:value-type="float" office:value="0" calcext:value-type="float">
            <text:p>0</text:p>
          </table:table-cell>
          <table:table-cell table:formula="of:=IF(ISBLANK([.O46]); ;[.O$4])" office:value-type="float" office:value="0" calcext:value-type="float">
            <text:p>0</text:p>
          </table:table-cell>
          <table:table-cell table:formula="of:=IF(ISBLANK([.P46]); ;[.P$4])" office:value-type="float" office:value="0" calcext:value-type="float">
            <text:p>0</text:p>
          </table:table-cell>
          <table:table-cell table:formula="of:=IF(ISBLANK([.Q46]); ;[.Q$4])" office:value-type="float" office:value="64" calcext:value-type="float">
            <text:p>64</text:p>
          </table:table-cell>
          <table:table-cell table:formula="of:=IF(ISBLANK([.R46]); ;[.R$4])" office:value-type="float" office:value="0" calcext:value-type="float">
            <text:p>0</text:p>
          </table:table-cell>
          <table:table-cell table:formula="of:=IF(ISBLANK([.S46]); ;[.S$4])" office:value-type="float" office:value="0" calcext:value-type="float">
            <text:p>0</text:p>
          </table:table-cell>
          <table:table-cell table:style-name="ce66" table:formula="of:=MAX([.T46:.Y46])" office:value-type="float" office:value="64" calcext:value-type="float">
            <text:p>64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5" calcext:value-type="float">
            <text:p>5</text:p>
          </table:table-cell>
          <table:table-cell table:style-name="ce3"/>
          <table:table-cell table:style-name="ce12" table:formula="of:=[.A46]&amp;&quot;,&quot;&amp;[.B46]&amp;&quot;,&quot;&amp;[.C46]&amp;&quot;,&quot;&amp;[.N46]&amp;&quot;,&quot;&amp;[.Z46]&amp;&quot;,&quot;&amp;[.AA46]&amp;&quot;,&quot;&amp;[.AB46]&amp;&quot;|&quot;" office:value-type="string" office:string-value="33,3,0,86,64,50,5|" calcext:value-type="string">
            <text:p>33,3,0,86,64,50,5|</text:p>
          </table:table-cell>
          <table:table-cell table:number-columns-repeated="34"/>
        </table:table-row>
        <table:table-row table:style-name="ro3"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table:formula="of:=IF(ISBLANK([.D47]); ;[.D$4])" office:value-type="float" office:value="0" calcext:value-type="float">
            <text:p>0</text:p>
          </table:table-cell>
          <table:table-cell table:style-name="ce63" table:formula="of:=IF(ISBLANK([.E47]); ;[.E$4])" office:value-type="float" office:value="42" calcext:value-type="float">
            <text:p>42</text:p>
          </table:table-cell>
          <table:table-cell table:style-name="ce63" table:formula="of:=IF(ISBLANK([.F47]); ;[.F$4])" office:value-type="float" office:value="0" calcext:value-type="float">
            <text:p>0</text:p>
          </table:table-cell>
          <table:table-cell table:style-name="ce63" table:formula="of:=IF(ISBLANK([.G47]); ;[.G$4])" office:value-type="float" office:value="0" calcext:value-type="float">
            <text:p>0</text:p>
          </table:table-cell>
          <table:table-cell table:style-name="ce63" table:formula="of:=IF(ISBLANK([.H47]); ;[.H$4])" office:value-type="float" office:value="0" calcext:value-type="float">
            <text:p>0</text:p>
          </table:table-cell>
          <table:table-cell table:style-name="ce67" table:formula="of:=MAX([.I47:.M47])" office:value-type="float" office:value="42" calcext:value-type="float">
            <text:p>42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47]); ;[.N$4])" office:value-type="float" office:value="0" calcext:value-type="float">
            <text:p>0</text:p>
          </table:table-cell>
          <table:table-cell table:formula="of:=IF(ISBLANK([.O47]); ;[.O$4])" office:value-type="float" office:value="0" calcext:value-type="float">
            <text:p>0</text:p>
          </table:table-cell>
          <table:table-cell table:formula="of:=IF(ISBLANK([.P47]); ;[.P$4])" office:value-type="float" office:value="42" calcext:value-type="float">
            <text:p>42</text:p>
          </table:table-cell>
          <table:table-cell table:formula="of:=IF(ISBLANK([.Q47]); ;[.Q$4])" office:value-type="float" office:value="0" calcext:value-type="float">
            <text:p>0</text:p>
          </table:table-cell>
          <table:table-cell table:formula="of:=IF(ISBLANK([.R47]); ;[.R$4])" office:value-type="float" office:value="0" calcext:value-type="float">
            <text:p>0</text:p>
          </table:table-cell>
          <table:table-cell table:formula="of:=IF(ISBLANK([.S47]); ;[.S$4])" office:value-type="float" office:value="0" calcext:value-type="float">
            <text:p>0</text:p>
          </table:table-cell>
          <table:table-cell table:style-name="ce66" table:formula="of:=MAX([.T47:.Y4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47]&amp;&quot;,&quot;&amp;[.B47]&amp;&quot;,&quot;&amp;[.C47]&amp;&quot;,&quot;&amp;[.N47]&amp;&quot;,&quot;&amp;[.Z47]&amp;&quot;,&quot;&amp;[.AA47]&amp;&quot;,&quot;&amp;[.AB47]&amp;&quot;|&quot;" office:value-type="string" office:string-value="35,3,0,42,42,30,4|" calcext:value-type="string">
            <text:p>35,3,0,42,42,30,4|</text:p>
          </table:table-cell>
          <table:table-cell table:number-columns-repeated="34"/>
        </table:table-row>
        <table:table-row table:style-name="ro3"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3" calcext:value-type="float">
            <text:p>3</text:p>
          </table:table-cell>
          <table:table-cell table:style-name="ce52" office:value-type="float" office:value="300" calcext:value-type="float">
            <text:p>300</text:p>
          </table:table-cell>
          <table:table-cell table:style-name="ce63" table:number-columns-repeated="4"/>
          <table:table-cell table:style-name="ce63" office:value-type="float" office:value="0" calcext:value-type="float">
            <text:p>0</text:p>
          </table:table-cell>
          <table:table-cell table:style-name="ce63" table:formula="of:=IF(ISBLANK([.D48]); ;[.D$4])" office:value-type="float" office:value="0" calcext:value-type="float">
            <text:p>0</text:p>
          </table:table-cell>
          <table:table-cell table:style-name="ce63" table:formula="of:=IF(ISBLANK([.E48]); ;[.E$4])" office:value-type="float" office:value="0" calcext:value-type="float">
            <text:p>0</text:p>
          </table:table-cell>
          <table:table-cell table:style-name="ce63" table:formula="of:=IF(ISBLANK([.F48]); ;[.F$4])" office:value-type="float" office:value="0" calcext:value-type="float">
            <text:p>0</text:p>
          </table:table-cell>
          <table:table-cell table:style-name="ce63" table:formula="of:=IF(ISBLANK([.G48]); ;[.G$4])" office:value-type="float" office:value="0" calcext:value-type="float">
            <text:p>0</text:p>
          </table:table-cell>
          <table:table-cell table:style-name="ce63" table:formula="of:=IF(ISBLANK([.H48]); ;[.H$4])" office:value-type="float" office:value="108" calcext:value-type="float">
            <text:p>108</text:p>
          </table:table-cell>
          <table:table-cell table:style-name="ce67" table:formula="of:=MAX([.I48:.M48])" office:value-type="float" office:value="108" calcext:value-type="float">
            <text:p>10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48]); ;[.N$4])" office:value-type="float" office:value="0" calcext:value-type="float">
            <text:p>0</text:p>
          </table:table-cell>
          <table:table-cell table:formula="of:=IF(ISBLANK([.O48]); ;[.O$4])" office:value-type="float" office:value="0" calcext:value-type="float">
            <text:p>0</text:p>
          </table:table-cell>
          <table:table-cell table:formula="of:=IF(ISBLANK([.P48]); ;[.P$4])" office:value-type="float" office:value="0" calcext:value-type="float">
            <text:p>0</text:p>
          </table:table-cell>
          <table:table-cell table:formula="of:=IF(ISBLANK([.Q48]); ;[.Q$4])" office:value-type="float" office:value="0" calcext:value-type="float">
            <text:p>0</text:p>
          </table:table-cell>
          <table:table-cell table:formula="of:=IF(ISBLANK([.R48]); ;[.R$4])" office:value-type="float" office:value="86" calcext:value-type="float">
            <text:p>86</text:p>
          </table:table-cell>
          <table:table-cell table:formula="of:=IF(ISBLANK([.S48]); ;[.S$4])" office:value-type="float" office:value="0" calcext:value-type="float">
            <text:p>0</text:p>
          </table:table-cell>
          <table:table-cell table:style-name="ce66" table:formula="of:=MAX([.T48:.Y48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48]&amp;&quot;,&quot;&amp;[.B48]&amp;&quot;,&quot;&amp;[.C48]&amp;&quot;,&quot;&amp;[.N48]&amp;&quot;,&quot;&amp;[.Z48]&amp;&quot;,&quot;&amp;[.AA48]&amp;&quot;,&quot;&amp;[.AB48]&amp;&quot;|&quot;" office:value-type="string" office:string-value="38,3,300,108,86,30,4|" calcext:value-type="string">
            <text:p>38,3,300,108,86,30,4|</text:p>
          </table:table-cell>
          <table:table-cell table:number-columns-repeated="34"/>
        </table:table-row>
        <table:table-row table:style-name="ro3">
          <table:table-cell table:style-name="ce14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49])); [.D$5]; IF(NOT(ISBLANK([.E49])); [.E$5]; IF (NOT(ISBLANK([.F49])); [.F$5]; IF(NOT(ISBLANK([.G49])); [.G$5]; [.H$5]))))" office:value-type="string" office:string-value="138,50,0.5" calcext:value-type="string">
            <text:p>138,50,0.5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49])); [.O$5]; IF(NOT(ISBLANK([.P49])); [.P$5]; IF (NOT(ISBLANK([.Q49])); [.Q$5]; IF(NOT(ISBLANK([.R49])); [.R$5]; [.S$5]))))" office:value-type="float" office:value="0" calcext:value-type="float">
            <text:p>0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49]&amp;&quot;,&quot;&amp;[.B49]&amp;&quot;,&quot;&amp;[.C49]&amp;&quot;,&quot;&amp;[.AB49]&amp;&quot;,&quot;&amp;[.N49]&amp;&quot;,&quot;&amp;[.Z49]&amp;&quot;|&quot;" office:value-type="string" office:string-value="38,1,0,8,138,50,0.5,0|" calcext:value-type="string">
            <text:p>38,1,0,8,138,50,0.5,0|</text:p>
          </table:table-cell>
          <table:table-cell table:number-columns-repeated="34"/>
        </table:table-row>
        <table:table-row table:style-name="ro3">
          <table:table-cell table:style-name="ce14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50])); [.D$5]; IF(NOT(ISBLANK([.E50])); [.E$5]; IF (NOT(ISBLANK([.F50])); [.F$5]; IF(NOT(ISBLANK([.G50])); [.G$5]; [.H$5]))))" office:value-type="string" office:string-value="-10,20,0.9" calcext:value-type="string">
            <text:p>-10,20,0.9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50])); [.O$5]; IF(NOT(ISBLANK([.P50])); [.P$5]; IF (NOT(ISBLANK([.Q50])); [.Q$5]; IF(NOT(ISBLANK([.R50])); [.R$5]; [.S$5]))))" office:value-type="float" office:value="0.002" calcext:value-type="float">
            <text:p>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50]&amp;&quot;,&quot;&amp;[.B50]&amp;&quot;,&quot;&amp;[.C50]&amp;&quot;,&quot;&amp;[.AB50]&amp;&quot;,&quot;&amp;[.N50]&amp;&quot;,&quot;&amp;[.Z50]&amp;&quot;|&quot;" office:value-type="string" office:string-value="39,1,0,6,-10,20,0.9,0.002|" calcext:value-type="string">
            <text:p>39,1,0,6,-10,20,0.9,0.002|</text:p>
          </table:table-cell>
          <table:table-cell table:number-columns-repeated="34"/>
        </table:table-row>
        <table:table-row table:style-name="ro3">
          <table:table-cell table:style-name="ce14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51])); [.D$5]; IF(NOT(ISBLANK([.E51])); [.E$5]; IF (NOT(ISBLANK([.F51])); [.F$5]; IF(NOT(ISBLANK([.G51])); [.G$5]; [.H$5]))))" office:value-type="string" office:string-value="-10,50,0" calcext:value-type="string">
            <text:p>-10,50,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51])); [.O$5]; IF(NOT(ISBLANK([.P51])); [.P$5]; IF (NOT(ISBLANK([.Q51])); [.Q$5]; IF(NOT(ISBLANK([.R51])); [.R$5]; [.S$5]))))" office:value-type="float" office:value="-0.002" calcext:value-type="float">
            <text:p>-0.002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51]&amp;&quot;,&quot;&amp;[.B51]&amp;&quot;,&quot;&amp;[.C51]&amp;&quot;,&quot;&amp;[.AB51]&amp;&quot;,&quot;&amp;[.N51]&amp;&quot;,&quot;&amp;[.Z51]&amp;&quot;|&quot;" office:value-type="string" office:string-value="41,1,0,6,-10,50,0,-0.002|" calcext:value-type="string">
            <text:p>41,1,0,6,-10,50,0,-0.002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44" calcext:value-type="float">
            <text:p>44</text:p>
          </table:table-cell>
          <table:table-cell table:style-name="ce16" office:value-type="float" office:value="2" calcext:value-type="float">
            <text:p>2</text:p>
          </table:table-cell>
          <table:table-cell table:style-name="ce56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53]); ;[.D$4])" office:value-type="float" office:value="0" calcext:value-type="float">
            <text:p>0</text:p>
          </table:table-cell>
          <table:table-cell table:formula="of:=IF(ISBLANK([.E53]); ;[.E$4])" office:value-type="float" office:value="0" calcext:value-type="float">
            <text:p>0</text:p>
          </table:table-cell>
          <table:table-cell table:formula="of:=IF(ISBLANK([.F53]); ;[.F$4])" office:value-type="float" office:value="64" calcext:value-type="float">
            <text:p>64</text:p>
          </table:table-cell>
          <table:table-cell table:formula="of:=IF(ISBLANK([.G53]); ;[.G$4])" office:value-type="float" office:value="0" calcext:value-type="float">
            <text:p>0</text:p>
          </table:table-cell>
          <table:table-cell table:formula="of:=IF(ISBLANK([.H53]); ;[.H$4])" office:value-type="float" office:value="0" calcext:value-type="float">
            <text:p>0</text:p>
          </table:table-cell>
          <table:table-cell table:style-name="ce66" table:formula="of:=MAX([.I53:.M53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53]); ;[.N$4])" office:value-type="float" office:value="0" calcext:value-type="float">
            <text:p>0</text:p>
          </table:table-cell>
          <table:table-cell table:formula="of:=IF(ISBLANK([.O53]); ;[.O$4])" office:value-type="float" office:value="0" calcext:value-type="float">
            <text:p>0</text:p>
          </table:table-cell>
          <table:table-cell table:formula="of:=IF(ISBLANK([.P53]); ;[.P$4])" office:value-type="float" office:value="0" calcext:value-type="float">
            <text:p>0</text:p>
          </table:table-cell>
          <table:table-cell table:formula="of:=IF(ISBLANK([.Q53]); ;[.Q$4])" office:value-type="float" office:value="0" calcext:value-type="float">
            <text:p>0</text:p>
          </table:table-cell>
          <table:table-cell table:formula="of:=IF(ISBLANK([.R53]); ;[.R$4])" office:value-type="float" office:value="0" calcext:value-type="float">
            <text:p>0</text:p>
          </table:table-cell>
          <table:table-cell table:formula="of:=IF(ISBLANK([.S53]); ;[.S$4])" office:value-type="float" office:value="0" calcext:value-type="float">
            <text:p>0</text:p>
          </table:table-cell>
          <table:table-cell table:style-name="ce66" table:formula="of:=MAX([.T53:.Y53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53]&amp;&quot;,&quot;&amp;[.B53]&amp;&quot;,&quot;&amp;[.C53]&amp;&quot;,&quot;&amp;[.N53]&amp;&quot;,&quot;&amp;[.AB53]&amp;&quot;|&quot;" office:value-type="string" office:string-value="44,2,0,64,4|" calcext:value-type="string">
            <text:p>44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47" calcext:value-type="float">
            <text:p>47</text:p>
          </table:table-cell>
          <table:table-cell table:style-name="ce16" office:value-type="float" office:value="2" calcext:value-type="float">
            <text:p>2</text:p>
          </table:table-cell>
          <table:table-cell table:style-name="ce57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54]); ;[.D$4])" office:value-type="float" office:value="20" calcext:value-type="float">
            <text:p>20</text:p>
          </table:table-cell>
          <table:table-cell table:formula="of:=IF(ISBLANK([.E54]); ;[.E$4])" office:value-type="float" office:value="0" calcext:value-type="float">
            <text:p>0</text:p>
          </table:table-cell>
          <table:table-cell table:formula="of:=IF(ISBLANK([.F54]); ;[.F$4])" office:value-type="float" office:value="0" calcext:value-type="float">
            <text:p>0</text:p>
          </table:table-cell>
          <table:table-cell table:formula="of:=IF(ISBLANK([.G54]); ;[.G$4])" office:value-type="float" office:value="0" calcext:value-type="float">
            <text:p>0</text:p>
          </table:table-cell>
          <table:table-cell table:formula="of:=IF(ISBLANK([.H54]); ;[.H$4])" office:value-type="float" office:value="0" calcext:value-type="float">
            <text:p>0</text:p>
          </table:table-cell>
          <table:table-cell table:style-name="ce66" table:formula="of:=MAX([.I54:.M54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54]); ;[.N$4])" office:value-type="float" office:value="0" calcext:value-type="float">
            <text:p>0</text:p>
          </table:table-cell>
          <table:table-cell table:formula="of:=IF(ISBLANK([.O54]); ;[.O$4])" office:value-type="float" office:value="0" calcext:value-type="float">
            <text:p>0</text:p>
          </table:table-cell>
          <table:table-cell table:formula="of:=IF(ISBLANK([.P54]); ;[.P$4])" office:value-type="float" office:value="0" calcext:value-type="float">
            <text:p>0</text:p>
          </table:table-cell>
          <table:table-cell table:formula="of:=IF(ISBLANK([.Q54]); ;[.Q$4])" office:value-type="float" office:value="0" calcext:value-type="float">
            <text:p>0</text:p>
          </table:table-cell>
          <table:table-cell table:formula="of:=IF(ISBLANK([.R54]); ;[.R$4])" office:value-type="float" office:value="0" calcext:value-type="float">
            <text:p>0</text:p>
          </table:table-cell>
          <table:table-cell table:formula="of:=IF(ISBLANK([.S54]); ;[.S$4])" office:value-type="float" office:value="0" calcext:value-type="float">
            <text:p>0</text:p>
          </table:table-cell>
          <table:table-cell table:style-name="ce66" table:formula="of:=MAX([.T54:.Y54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54]&amp;&quot;,&quot;&amp;[.B54]&amp;&quot;,&quot;&amp;[.C54]&amp;&quot;,&quot;&amp;[.N54]&amp;&quot;,&quot;&amp;[.AB54]&amp;&quot;|&quot;" office:value-type="string" office:string-value="47,2,0,20,5|" calcext:value-type="string">
            <text:p>47,2,0,20,5|</text:p>
          </table:table-cell>
          <table:table-cell table:number-columns-repeated="34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6" office:value-type="float" office:value="2" calcext:value-type="float">
            <text:p>2</text:p>
          </table:table-cell>
          <table:table-cell table:style-name="ce58" office:value-type="float" office:value="300" calcext:value-type="float">
            <text:p>30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55]); ;[.D$4])" office:value-type="float" office:value="0" calcext:value-type="float">
            <text:p>0</text:p>
          </table:table-cell>
          <table:table-cell table:formula="of:=IF(ISBLANK([.E55]); ;[.E$4])" office:value-type="float" office:value="0" calcext:value-type="float">
            <text:p>0</text:p>
          </table:table-cell>
          <table:table-cell table:formula="of:=IF(ISBLANK([.F55]); ;[.F$4])" office:value-type="float" office:value="0" calcext:value-type="float">
            <text:p>0</text:p>
          </table:table-cell>
          <table:table-cell table:formula="of:=IF(ISBLANK([.G55]); ;[.G$4])" office:value-type="float" office:value="0" calcext:value-type="float">
            <text:p>0</text:p>
          </table:table-cell>
          <table:table-cell table:formula="of:=IF(ISBLANK([.H55]); ;[.H$4])" office:value-type="float" office:value="108" calcext:value-type="float">
            <text:p>108</text:p>
          </table:table-cell>
          <table:table-cell table:style-name="ce66" table:formula="of:=MAX([.I55:.M55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55]); ;[.N$4])" office:value-type="float" office:value="0" calcext:value-type="float">
            <text:p>0</text:p>
          </table:table-cell>
          <table:table-cell table:formula="of:=IF(ISBLANK([.O55]); ;[.O$4])" office:value-type="float" office:value="0" calcext:value-type="float">
            <text:p>0</text:p>
          </table:table-cell>
          <table:table-cell table:formula="of:=IF(ISBLANK([.P55]); ;[.P$4])" office:value-type="float" office:value="0" calcext:value-type="float">
            <text:p>0</text:p>
          </table:table-cell>
          <table:table-cell table:formula="of:=IF(ISBLANK([.Q55]); ;[.Q$4])" office:value-type="float" office:value="0" calcext:value-type="float">
            <text:p>0</text:p>
          </table:table-cell>
          <table:table-cell table:formula="of:=IF(ISBLANK([.R55]); ;[.R$4])" office:value-type="float" office:value="0" calcext:value-type="float">
            <text:p>0</text:p>
          </table:table-cell>
          <table:table-cell table:formula="of:=IF(ISBLANK([.S55]); ;[.S$4])" office:value-type="float" office:value="0" calcext:value-type="float">
            <text:p>0</text:p>
          </table:table-cell>
          <table:table-cell table:style-name="ce66" table:formula="of:=MAX([.T55:.Y55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55]&amp;&quot;,&quot;&amp;[.B55]&amp;&quot;,&quot;&amp;[.C55]&amp;&quot;,&quot;&amp;[.N55]&amp;&quot;,&quot;&amp;[.AB55]&amp;&quot;|&quot;" office:value-type="string" office:string-value="50,2,300,108,4|" calcext:value-type="string">
            <text:p>50,2,300,108,4|</text:p>
          </table:table-cell>
          <table:table-cell table:number-columns-repeated="34"/>
        </table:table-row>
        <table:table-row table:style-name="ro2">
          <table:table-cell table:style-name="ce14" office:value-type="float" office:value="51" calcext:value-type="float">
            <text:p>51</text:p>
          </table:table-cell>
          <table:table-cell table:style-name="ce16" office:value-type="float" office:value="2" calcext:value-type="float">
            <text:p>2</text:p>
          </table:table-cell>
          <table:table-cell table:style-name="ce59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56]); ;[.D$4])" office:value-type="float" office:value="0" calcext:value-type="float">
            <text:p>0</text:p>
          </table:table-cell>
          <table:table-cell table:formula="of:=IF(ISBLANK([.E56]); ;[.E$4])" office:value-type="float" office:value="42" calcext:value-type="float">
            <text:p>42</text:p>
          </table:table-cell>
          <table:table-cell table:formula="of:=IF(ISBLANK([.F56]); ;[.F$4])" office:value-type="float" office:value="0" calcext:value-type="float">
            <text:p>0</text:p>
          </table:table-cell>
          <table:table-cell table:formula="of:=IF(ISBLANK([.G56]); ;[.G$4])" office:value-type="float" office:value="0" calcext:value-type="float">
            <text:p>0</text:p>
          </table:table-cell>
          <table:table-cell table:formula="of:=IF(ISBLANK([.H56]); ;[.H$4])" office:value-type="float" office:value="0" calcext:value-type="float">
            <text:p>0</text:p>
          </table:table-cell>
          <table:table-cell table:style-name="ce66" table:formula="of:=MAX([.I56:.M56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56]); ;[.N$4])" office:value-type="float" office:value="0" calcext:value-type="float">
            <text:p>0</text:p>
          </table:table-cell>
          <table:table-cell table:formula="of:=IF(ISBLANK([.O56]); ;[.O$4])" office:value-type="float" office:value="0" calcext:value-type="float">
            <text:p>0</text:p>
          </table:table-cell>
          <table:table-cell table:formula="of:=IF(ISBLANK([.P56]); ;[.P$4])" office:value-type="float" office:value="0" calcext:value-type="float">
            <text:p>0</text:p>
          </table:table-cell>
          <table:table-cell table:formula="of:=IF(ISBLANK([.Q56]); ;[.Q$4])" office:value-type="float" office:value="0" calcext:value-type="float">
            <text:p>0</text:p>
          </table:table-cell>
          <table:table-cell table:formula="of:=IF(ISBLANK([.R56]); ;[.R$4])" office:value-type="float" office:value="0" calcext:value-type="float">
            <text:p>0</text:p>
          </table:table-cell>
          <table:table-cell table:formula="of:=IF(ISBLANK([.S56]); ;[.S$4])" office:value-type="float" office:value="0" calcext:value-type="float">
            <text:p>0</text:p>
          </table:table-cell>
          <table:table-cell table:style-name="ce66" table:formula="of:=MAX([.T56:.Y56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56]&amp;&quot;,&quot;&amp;[.B56]&amp;&quot;,&quot;&amp;[.C56]&amp;&quot;,&quot;&amp;[.N56]&amp;&quot;,&quot;&amp;[.AB56]&amp;&quot;|&quot;" office:value-type="string" office:string-value="51,2,0,42,5|" calcext:value-type="string">
            <text:p>51,2,0,42,5|</text:p>
          </table:table-cell>
          <table:table-cell table:number-columns-repeated="34"/>
        </table:table-row>
        <table:table-row table:style-name="ro1" table:number-rows-repeated="2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 table:number-rows-repeated="5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 table:number-rows-repeated="3">
          <table:table-cell table:number-columns-repeated="13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 table:number-rows-repeated="2">
          <table:table-cell table:number-columns-repeated="13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8"/>
          <table:table-cell table:style-name="ce3"/>
          <table:table-cell table:style-name="ce12"/>
          <table:table-cell table:number-columns-repeated="34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/>
          <table:table-cell table:style-name="ce15"/>
          <table:table-cell table:number-columns-repeated="28"/>
          <table:table-cell table:style-name="ce10"/>
          <table:table-cell table:number-columns-repeated="33"/>
        </table:table-row>
        <table:table-row table:style-name="ro1" table:number-rows-repeated="10484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6:Sheet1.C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:Sheet1.C1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4:Sheet1.C1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5:Sheet1.C1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6:Sheet1.C1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7:Sheet1.C1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9:Sheet1.C1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0:Sheet1.C2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1:Sheet1.C2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2:Sheet1.C2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3:Sheet1.C2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4:Sheet1.C2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6:Sheet1.C2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7:Sheet1.C2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8:Sheet1.C2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9:Sheet1.C2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0:Sheet1.C3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1:Sheet1.C3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2:Sheet1.C3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3:Sheet1.C3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6:Sheet1.C3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6:Sheet1.C3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5:Sheet1.C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5:Sheet1.C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9:Sheet1.C3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9:Sheet1.C3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0:Sheet1.C4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0:Sheet1.C4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1:Sheet1.C4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1:Sheet1.C4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4:Sheet1.C4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4:Sheet1.C4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6:Sheet1.C4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7:Sheet1.C4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8:Sheet1.C4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9:Sheet1.C4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0:Sheet1.C5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1:Sheet1.C5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3:Sheet1.C5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3:Sheet1.C5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4:Sheet1.C5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5:Sheet1.C5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64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bridge 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11" calcext:value-type="float">
            <text:p>111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38" calcext:value-type="float">
            <text:p>138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ridge melody</text:p>
          </table:table-cell>
          <table:table-cell office:value-type="string" calcext:value-type="string">
            <text:p>boss?</text:p>
          </table:table-cell>
          <table:table-cell table:number-columns-repeated="60"/>
        </table:table-row>
        <table:table-row table:style-name="ro1" table:number-rows-repeated="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7">00/00/0000</text:date>, <text:time style:data-style-name="N2" text:time-value="15:27:31.0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nor O'Kane</meta:initial-creator>
    <meta:creation-date>2024-01-25T01:52:59.659000000</meta:creation-date>
    <meta:generator>LibreOffice/7.0.0.3$Windows_X86_64 LibreOffice_project/8061b3e9204bef6b321a21033174034a5e2ea88e</meta:generator>
    <dc:date>2024-03-07T18:21:24.546000000</dc:date>
    <dc:creator>Conor O'Kane</dc:creator>
    <meta:editing-duration>P1DT3H48M22S</meta:editing-duration>
    <meta:editing-cycles>81</meta:editing-cycles>
    <meta:document-statistic meta:table-count="2" meta:cell-count="594" meta:object-count="0"/>
  </office:meta>
</office:document-meta>
</file>